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" svg:font-family="VNI-Times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98in"/>
    </style:style>
    <style:style style:name="co2" style:family="table-column">
      <style:table-column-properties fo:break-before="auto" style:column-width="1.6772in"/>
    </style:style>
    <style:style style:name="co3" style:family="table-column">
      <style:table-column-properties fo:break-before="auto" style:column-width="1.3102in"/>
    </style:style>
    <style:style style:name="co4" style:family="table-column">
      <style:table-column-properties fo:break-before="auto" style:column-width="0.9563in"/>
    </style:style>
    <style:style style:name="co5" style:family="table-column">
      <style:table-column-properties fo:break-before="auto" style:column-width="1.5409in"/>
    </style:style>
    <style:style style:name="co6" style:family="table-column">
      <style:table-column-properties fo:break-before="auto" style:column-width="1.102in"/>
    </style:style>
    <style:style style:name="co7" style:family="table-column">
      <style:table-column-properties fo:break-before="auto" style:column-width="1.1953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2811in" fo:break-before="auto" style:use-optimal-row-height="true"/>
    </style:style>
    <style:style style:name="ro3" style:family="table-row">
      <style:table-row-properties style:row-height="0.1146in" fo:break-before="auto" style:use-optimal-row-height="false"/>
    </style:style>
    <style:style style:name="ro4" style:family="table-row">
      <style:table-row-properties style:row-height="0.3228in" fo:break-before="auto" style:use-optimal-row-height="false"/>
    </style:style>
    <style:style style:name="ro5" style:family="table-row">
      <style:table-row-properties style:row-height="0.3126in" fo:break-before="auto" style:use-optimal-row-height="false"/>
    </style:style>
    <style:style style:name="ro6" style:family="table-row">
      <style:table-row-properties style:row-height="0.2917in" fo:break-before="auto" style:use-optimal-row-height="fals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1772in" fo:break-before="auto" style:use-optimal-row-height="true"/>
    </style:style>
    <style:style style:name="ro9" style:family="table-row">
      <style:table-row-properties style:row-height="0.2291in" fo:break-before="auto" style:use-optimal-row-height="true"/>
    </style:style>
    <style:style style:name="ro10" style:family="table-row">
      <style:table-row-properties style:row-height="0.4165in" fo:break-before="auto" style:use-optimal-row-height="false"/>
    </style:style>
    <style:style style:name="ro11" style:family="table-row">
      <style:table-row-properties style:row-height="0.3752in" fo:break-before="auto" style:use-optimal-row-height="false"/>
    </style:style>
    <style:style style:name="ro12" style:family="table-row">
      <style:table-row-properties style:row-height="0.2709in" fo:break-before="auto" style:use-optimal-row-height="false"/>
    </style:style>
    <style:style style:name="ro13" style:family="table-row">
      <style:table-row-properties style:row-height="0.2083in" fo:break-before="auto" style:use-optimal-row-height="true"/>
    </style:style>
    <style:style style:name="ro14" style:family="table-row">
      <style:table-row-properties style:row-height="0.2484in" fo:break-before="auto" style:use-optimal-row-height="false"/>
    </style:style>
    <style:style style:name="ro15" style:family="table-row">
      <style:table-row-properties style:row-height="0.2898in" fo:break-before="auto" style:use-optimal-row-height="false"/>
    </style:style>
    <style:style style:name="ro16" style:family="table-row">
      <style:table-row-properties style:row-height="0.1457in" fo:break-before="auto" style:use-optimal-row-height="false"/>
    </style:style>
    <style:style style:name="ro17" style:family="table-row">
      <style:table-row-properties style:row-height="0.1563in" fo:break-before="auto" style:use-optimal-row-height="false"/>
    </style:style>
    <style:style style:name="ro18" style:family="table-row">
      <style:table-row-properties style:row-height="0.1772in" fo:break-before="auto" style:use-optimal-row-height="false"/>
    </style:style>
    <style:style style:name="ro19" style:family="table-row">
      <style:table-row-properties style:row-height="0.1354in" fo:break-before="auto" style:use-optimal-row-height="false"/>
    </style:style>
    <style:style style:name="ta1" style:family="table" style:master-page-name="PageStyle_5f_Note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name-asian="WenQuanYi Micro Hei" style:font-size-asian="11pt" style:font-style-asian="italic" style:font-weight-asian="normal" style:font-name-complex="VNI-Times" style:font-size-complex="11pt" style:font-style-complex="italic" style:font-weight-complex="normal"/>
    </style:style>
    <style:style style:name="ce17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8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name-asian="WenQuanYi Micro Hei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 style:data-style-name="N2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06pt solid #3c3c3c" style:rotation-angle="0" style:rotation-align="none" style:shrink-to-fit="false" fo:border-top="0.31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8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0.06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1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2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06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VNI-Times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4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 style:data-style-name="N5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8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9" style:family="table-cell" style:parent-style-name="Default">
      <style:table-cell-properties style:glyph-orientation-vertical="0" fo:background-color="#ffffff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0" style:family="table-cell" style:parent-style-name="Default">
      <style:table-cell-properties style:glyph-orientation-vertical="0" fo:background-color="#ffffff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4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value-type" style:repeat-content="false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0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4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 style:data-style-name="N2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06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5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0.06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6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wrap" fo:border-left="0.06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 style:data-style-name="N5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06pt solid #3c3c3c" style:rotation-angle="0" style:rotation-align="none" style:shrink-to-fit="false" fo:border-top="0.31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VNI-Times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31pt solid #3c3c3c" fo:background-color="#00ff00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06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2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 style:data-style-name="N5139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47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 style:data-style-name="N5">
      <style:table-cell-properties style:glyph-orientation-vertical="0" fo:border-bottom="0.31pt solid #3c3c3c" fo:background-color="#00ff00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fo:background-color="transparent"/>
    </style:style>
    <style:style style:name="T1" style:family="text">
      <style:text-properties style:font-name="Times New Roman" style:font-name-asian="WenQuanYi Micro Hei" style:font-name-complex="VNI-Times"/>
    </style:style>
    <style:style style:name="T2" style:family="text">
      <style:text-properties style:font-name-asian="WenQuanYi Micro Hei" style:font-name-complex="VNI-Times"/>
    </style:style>
  </office:automatic-styles>
  <office:body>
    <office:spreadsheet>
      <table:calculation-settings table:case-sensitive="false" table:automatic-find-labels="false" table:use-regular-expressions="false"/>
      <table:table table:name="Not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248" table:default-cell-style-name="ce1"/>
        <table:table-column table:style-name="co4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9" table:number-rows-spanned="1">
            <text:p>PHIẾU THEO DÕI HỢP ĐỒNG XUẤT KHẨU</text:p>
          </table:table-cell>
          <table:covered-table-cell table:number-columns-repeated="8" table:style-name="ce27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>
            <text:p>HD SỐ</text:p>
          </table:table-cell>
          <table:table-cell table:style-name="ce28" office:value-type="string" table:number-columns-spanned="2" table:number-rows-spanned="1">
            <text:p><text:a xlink:href="python://o.name" xlink:type="simple">name</text:a></text:p>
          </table:table-cell>
          <table:covered-table-cell table:style-name="ce48"/>
          <table:table-cell table:style-name="ce63" office:value-type="string">
            <text:p>PHỤ LỤC</text:p>
          </table:table-cell>
          <table:table-cell table:style-name="ce71" office:value-type="string">
            <text:p><text:a xlink:href="python://get_so_phuluc(o.id)['so_phuluc']" xlink:type="simple">so_phuluc</text:a></text:p>
          </table:table-cell>
          <table:table-cell table:style-name="ce63" office:value-type="string">
            <text:p>NGƯỜI BÁN</text:p>
          </table:table-cell>
          <table:table-cell/>
          <table:table-cell table:style-name="ce89" office:value-type="string" table:number-columns-spanned="2" table:number-rows-spanned="1">
            <text:p><text:a xlink:href="python://o.sale_person_id%20and%20o.sale_person_id.name%20or%20''" xlink:type="simple">sale_person_id</text:a></text:p>
          </table:table-cell>
          <table:covered-table-cell table:style-name="ce49"/>
          <table:table-cell table:number-columns-repeated="1015"/>
        </table:table-row>
        <table:table-row table:style-name="ro5">
          <table:table-cell table:style-name="ce3" office:value-type="string">
            <text:p>NGÀY</text:p>
          </table:table-cell>
          <table:table-cell table:style-name="ce29" office:value-type="string" table:number-columns-spanned="2" table:number-rows-spanned="1">
            <text:p><text:a xlink:href="python://convert_date(o.tu_ngay)" xlink:type="simple">tu_ngay</text:a></text:p>
          </table:table-cell>
          <table:covered-table-cell table:style-name="ce49"/>
          <table:table-cell table:style-name="ce63" office:value-type="string">
            <text:p>NGÀY</text:p>
          </table:table-cell>
          <table:table-cell table:style-name="ce71" office:value-type="string">
            <text:p><text:a xlink:href="python://convert_date(get_so_phuluc(o.id)['tu_ngay'])" xlink:type="simple">tu_ngay</text:a></text:p>
          </table:table-cell>
          <table:table-cell table:style-name="ce63" office:value-type="string">
            <text:p>KHÁCH HÀNG</text:p>
          </table:table-cell>
          <table:table-cell/>
          <table:table-cell table:style-name="ce90" office:value-type="string" table:number-columns-spanned="2" table:number-rows-spanned="1">
            <text:p><text:a xlink:href="python://o.partner_id.name" xlink:type="simple">partner_id</text:a></text:p>
          </table:table-cell>
          <table:covered-table-cell table:style-name="ce49"/>
          <table:table-cell table:number-columns-repeated="1015"/>
        </table:table-row>
        <table:table-row table:style-name="ro6">
          <table:table-cell table:number-columns-repeated="5"/>
          <table:table-cell table:style-name="ce63" office:value-type="string">
            <text:p>ĐẠI LÝ</text:p>
          </table:table-cell>
          <table:table-cell/>
          <table:table-cell table:style-name="ce89" office:value-type="string" table:number-columns-spanned="2" table:number-rows-spanned="1">
            <text:p><text:a xlink:href="python://o.partner_id.nha_moigioi_id%20and%20o.partner_id.nha_moigioi_id.name%20or%20''" xlink:type="simple">nha_moigioi_id</text:a></text:p>
          </table:table-cell>
          <table:covered-table-cell table:style-name="ce49"/>
          <table:table-cell table:number-columns-repeated="1015"/>
        </table:table-row>
        <table:table-row table:style-name="ro7">
          <table:table-cell table:style-name="ce4" office:value-type="string">
            <text:p>1. THÔNG TIN HỢP ĐỒNG</text:p>
          </table:table-cell>
          <table:table-cell table:number-columns-repeated="4"/>
          <table:table-cell table:style-name="ce63" office:value-type="string">
            <text:p>THUẾ HH</text:p>
          </table:table-cell>
          <table:table-cell/>
          <table:table-cell table:style-name="ce91" office:value-type="string">
            <text:p><text:a xlink:href="python://get_tax_hh(o)" xlink:type="simple">get_tax_hh</text:a></text:p>
          </table:table-cell>
          <table:table-cell table:style-name="ce96" office:value-type="string">
            <text:p>%</text:p>
          </table:table-cell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9">
          <table:table-cell table:style-name="ce5" office:value-type="string" table:number-columns-spanned="2" table:number-rows-spanned="2">
            <text:p>Loại hàng</text:p>
          </table:table-cell>
          <table:covered-table-cell table:style-name="ce30"/>
          <table:table-cell table:style-name="ce50" office:value-type="string">
            <text:p>Số lượng</text:p>
          </table:table-cell>
          <table:table-cell table:style-name="ce5" office:value-type="string" table:number-columns-spanned="1" table:number-rows-spanned="2">
            <text:p>Đóng gói</text:p>
          </table:table-cell>
          <table:table-cell table:style-name="ce72" office:value-type="string" table:number-columns-spanned="3" table:number-rows-spanned="2">
            <text:p>Đơn giá (usd/mt)</text:p>
            <text:p><text:s/>&amp; điều kiện giao hàng</text:p>
          </table:table-cell>
          <table:covered-table-cell table:style-name="ce76"/>
          <table:covered-table-cell table:style-name="ce30"/>
          <table:table-cell table:style-name="ce72" office:value-type="string" table:number-columns-spanned="1" table:number-rows-spanned="2">
            <text:p>Thời gian </text:p>
            <text:p>giao hàng</text:p>
          </table:table-cell>
          <table:table-cell table:style-name="ce72" office:value-type="string" table:number-columns-spanned="1" table:number-rows-spanned="2">
            <text:p>Hoa Hồng </text:p>
            <text:p>(USD/MT)</text:p>
          </table:table-cell>
          <table:table-cell table:number-columns-repeated="1015"/>
        </table:table-row>
        <table:table-row table:style-name="ro8">
          <table:covered-table-cell table:style-name="ce6"/>
          <table:covered-table-cell table:style-name="ce31"/>
          <table:table-cell table:style-name="ce51" office:value-type="string">
            <text:p>MTS</text:p>
          </table:table-cell>
          <table:covered-table-cell table:style-name="ce64"/>
          <table:covered-table-cell table:style-name="ce51"/>
          <table:covered-table-cell table:style-name="ce77"/>
          <table:covered-table-cell table:style-name="ce83"/>
          <table:covered-table-cell table:number-columns-repeated="2" table:style-name="ce92"/>
          <table:table-cell table:number-columns-repeated="1015"/>
        </table:table-row>
        <table:table-row table:style-name="ro9">
          <table:table-cell table:style-name="ce7" office:value-type="string" table:number-columns-spanned="9" table:number-rows-spanned="1">
            <text:p><text:a xlink:href="python://for%20each=%22line%20in%20o.hopdong_line%22" xlink:type="simple">for</text:a></text:p>
          </table:table-cell>
          <table:covered-table-cell table:style-name="ce32"/>
          <table:covered-table-cell table:style-name="ce52"/>
          <table:covered-table-cell table:style-name="ce65"/>
          <table:covered-table-cell table:style-name="ce52"/>
          <table:covered-table-cell table:style-name="ce78"/>
          <table:covered-table-cell table:style-name="ce84"/>
          <table:covered-table-cell table:number-columns-repeated="2" table:style-name="ce93"/>
          <table:table-cell table:style-name="ce101" table:number-columns-repeated="248"/>
          <table:table-cell table:style-name="ce102" table:number-columns-repeated="767"/>
        </table:table-row>
        <table:table-row table:style-name="ro10">
          <table:table-cell table:style-name="ce8" office:value-type="string" table:number-columns-spanned="2" table:number-rows-spanned="1">
            <text:p><text:a xlink:href="python://line.name" xlink:type="simple">name</text:a></text:p>
          </table:table-cell>
          <table:covered-table-cell table:style-name="ce33"/>
          <table:table-cell table:style-name="ce53" office:value-type="string">
            <text:p><text:a xlink:href="python://line.product_qty" xlink:type="simple">product_qty</text:a></text:p>
          </table:table-cell>
          <table:table-cell table:style-name="ce8" office:value-type="string">
            <text:p><text:a xlink:href="python://line.quycach_baobi_id%20and%20line.quycach_baobi_id.name%20or%20''" xlink:type="simple">quycach_baobi_id</text:a></text:p>
          </table:table-cell>
          <table:table-cell table:style-name="ce53" office:value-type="string">
            <text:p><text:a xlink:href="python://line.price_unit" xlink:type="simple">price_unit</text:a></text:p>
          </table:table-cell>
          <table:table-cell table:style-name="ce8" office:value-type="string" table:number-columns-spanned="2" table:number-rows-spanned="1">
            <text:p><text:a xlink:href="python://o.dk_giaohang_id%20and%20o.dk_giaohang_id.name%20or%20''" xlink:type="simple">dk_giaohang_id</text:a></text:p>
          </table:table-cell>
          <table:covered-table-cell table:style-name="ce85"/>
          <table:table-cell table:style-name="ce8" office:value-type="string">
            <text:p><text:a xlink:href="python://o.ngay_nhanhang" xlink:type="simple">ngay_nhanhang</text:a></text:p>
          </table:table-cell>
          <table:table-cell table:style-name="ce53" office:value-type="string">
            <text:p><text:a xlink:href="python://get_price_hh(line.product_id.id,%20line.hopdong_id.id)" xlink:type="simple">get_price_hh</text:a></text:p>
          </table:table-cell>
          <table:table-cell table:number-columns-repeated="1015"/>
        </table:table-row>
        <table:table-row table:style-name="ro11">
          <table:table-cell table:style-name="ce9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34"/>
          <table:covered-table-cell table:style-name="ce54"/>
          <table:covered-table-cell table:style-name="ce66"/>
          <table:covered-table-cell table:style-name="ce73"/>
          <table:covered-table-cell table:number-columns-repeated="2" table:style-name="ce79"/>
          <table:covered-table-cell table:style-name="ce66"/>
          <table:covered-table-cell table:style-name="ce97"/>
          <table:table-cell table:number-columns-repeated="1015"/>
        </table:table-row>
        <table:table-row table:style-name="ro12">
          <table:table-cell table:style-name="ce10" office:value-type="string" table:number-columns-spanned="2" table:number-rows-spanned="1">
            <text:p>Tổng cộng</text:p>
          </table:table-cell>
          <table:covered-table-cell table:style-name="ce35"/>
          <table:table-cell table:style-name="ce55"/>
          <table:table-cell table:style-name="ce67"/>
          <table:table-cell table:style-name="ce55"/>
          <table:table-cell table:style-name="ce80" table:number-columns-spanned="2" table:number-rows-spanned="1"/>
          <table:covered-table-cell table:style-name="ce86"/>
          <table:table-cell table:style-name="ce67"/>
          <table:table-cell table:style-name="ce98" office:value-type="string">
            <text:p><text:a xlink:href="python://o.amount_total_hh" xlink:type="simple">amount_total_hh</text:a></text:p>
          </table:table-cell>
          <table:table-cell table:number-columns-repeated="1015"/>
        </table:table-row>
        <table:table-row table:style-name="ro1">
          <table:table-cell table:style-name="ce11" table:number-columns-repeated="2"/>
          <table:table-cell table:style-name="ce56"/>
          <table:table-cell table:style-name="ce68"/>
          <table:table-cell table:style-name="ce56"/>
          <table:table-cell table:style-name="ce81" table:number-columns-repeated="2"/>
          <table:table-cell table:style-name="ce68"/>
          <table:table-cell table:style-name="ce56"/>
          <table:table-cell table:number-columns-repeated="1015"/>
        </table:table-row>
        <table:table-row table:style-name="ro8">
          <table:table-cell table:style-name="ce4" office:value-type="string">
            <text:p>2. THỰC HIỆN HỢP ĐỒNG</text:p>
          </table:table-cell>
          <table:table-cell table:number-columns-repeated="1023"/>
        </table:table-row>
        <table:table-row table:style-name="ro13">
          <table:table-cell table:style-name="ce12" office:value-type="string">
            <text:p>2.1. Phương thức thanh toán</text:p>
          </table:table-cell>
          <table:table-cell table:style-name="ce13" table:number-columns-repeated="8"/>
          <table:table-cell table:number-columns-repeated="1015"/>
        </table:table-row>
        <table:table-row table:style-name="ro9">
          <table:table-cell table:style-name="ce13" office:value-type="string">
            <text:p>* TTR</text:p>
          </table:table-cell>
          <table:table-cell table:style-name="ce36" office:value-type="string" table:number-columns-spanned="2" table:number-rows-spanned="1">
            <text:p><text:a xlink:href="python://o.dk_thanhtoan_id%20and%20o.dk_thanhtoan_id.name%20or%20''" xlink:type="simple">dk_thanhtoan_id</text:a></text:p>
          </table:table-cell>
          <table:covered-table-cell table:style-name="ce13"/>
          <table:table-cell table:style-name="ce13" table:number-columns-repeated="6"/>
          <table:table-cell table:number-columns-repeated="1015"/>
        </table:table-row>
        <table:table-row table:style-name="ro14">
          <table:table-cell table:style-name="ce14" office:value-type="string" table:number-columns-spanned="9" table:number-rows-spanned="1">
            <text:p><text:a xlink:href="python://for%20each=%22sequence,line%20in%20enumerate(get_thanhtoan(o.id))%22" xlink:type="simple">for</text:a></text:p>
          </table:table-cell>
          <table:covered-table-cell table:style-name="ce12"/>
          <table:covered-table-cell table:number-columns-repeated="7" table:style-name="ce13"/>
          <table:table-cell table:number-columns-repeated="1015"/>
        </table:table-row>
        <table:table-row table:style-name="ro4">
          <table:table-cell table:style-name="ce15" office:value-type="string" table:number-columns-spanned="1" table:number-rows-spanned="2">
            <text:p><text:a xlink:href="python://if%20test=%22sequence==0%22" xlink:type="simple">if</text:a> Số tiền cọc <text:a xlink:href="python:///if" xlink:type="simple">/if</text:a></text:p>
            <text:p><text:span text:style-name="T1"><text:a xlink:href="python://if%20test=%22sequence!=0%22" xlink:type="simple">if</text:a></text:span><text:span text:style-name="T1"> Số tiền </text:span><text:span text:style-name="T1"><text:a xlink:href="python:///if" xlink:type="simple">/if</text:a></text:span></text:p>
          </table:table-cell>
          <table:table-cell table:style-name="ce37" office:value-type="string" table:number-columns-spanned="1" table:number-rows-spanned="2">
            <text:p><text:a xlink:href="python://line['amount']" xlink:type="simple">amount</text:a></text:p>
          </table:table-cell>
          <table:table-cell table:style-name="ce57" office:value-type="string" table:number-columns-spanned="1" table:number-rows-spanned="2">
            <text:p>USD/MT</text:p>
          </table:table-cell>
          <table:table-cell table:style-name="ce69" office:value-type="string" table:number-columns-spanned="1" table:number-rows-spanned="2">
            <text:p>Ngày ghi có</text:p>
          </table:table-cell>
          <table:table-cell table:style-name="ce74" office:value-type="string" table:number-columns-spanned="1" table:number-rows-spanned="2">
            <text:p><text:a xlink:href="python://convert_date(line['date'])" xlink:type="simple">date</text:a></text:p>
          </table:table-cell>
          <table:table-cell table:style-name="ce69" office:value-type="string" table:number-columns-spanned="1" table:number-rows-spanned="2">
            <text:p>N.Hàng</text:p>
          </table:table-cell>
          <table:table-cell table:style-name="ce87" office:value-type="string" table:number-columns-spanned="1" table:number-rows-spanned="2">
            <text:p><text:a xlink:href="python://get_journal(line['journal_id'])" xlink:type="simple">get_journal</text:a></text:p>
          </table:table-cell>
          <table:table-cell table:style-name="ce69" office:value-type="string" table:number-columns-spanned="1" table:number-rows-spanned="2">
            <text:p>KT xác nhận</text:p>
          </table:table-cell>
          <table:table-cell table:style-name="ce87" table:number-columns-spanned="1" table:number-rows-spanned="2"/>
          <table:table-cell table:number-columns-repeated="1015"/>
        </table:table-row>
        <table:table-row table:style-name="ro4">
          <table:covered-table-cell table:style-name="ce16"/>
          <table:covered-table-cell table:style-name="ce38"/>
          <table:covered-table-cell table:style-name="ce58"/>
          <table:covered-table-cell table:style-name="ce70"/>
          <table:covered-table-cell table:style-name="ce75"/>
          <table:covered-table-cell table:style-name="ce70"/>
          <table:covered-table-cell table:style-name="ce75"/>
          <table:covered-table-cell table:style-name="ce70"/>
          <table:covered-table-cell table:style-name="ce75"/>
          <table:table-cell table:number-columns-repeated="1015"/>
        </table:table-row>
        <table:table-row table:style-name="ro15">
          <table:table-cell table:style-name="ce17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8" table:style-name="ce18"/>
          <table:table-cell table:number-columns-repeated="1015"/>
        </table:table-row>
        <table:table-row table:style-name="ro16">
          <table:table-cell table:style-name="ce18" table:number-columns-repeated="9"/>
          <table:table-cell table:number-columns-repeated="1015"/>
        </table:table-row>
        <table:table-row table:style-name="ro9">
          <table:table-cell table:style-name="ce18" office:value-type="string">
            <text:p>* LC</text:p>
          </table:table-cell>
          <table:table-cell table:style-name="ce39" office:value-type="string">
            <text:p><text:a xlink:href="python://if%20test=%22o.dk_thanhtoan_id.loai=='lc'%22" xlink:type="simple">if</text:a> <text:s/>X <text:s/><text:a xlink:href="python:///if" xlink:type="simple">/if</text:a></text:p>
          </table:table-cell>
          <table:table-cell table:style-name="ce18" office:value-type="string">
            <text:p>Ngày nhận LC</text:p>
          </table:table-cell>
          <table:table-cell table:style-name="ce43" office:value-type="string" table:number-columns-spanned="2" table:number-rows-spanned="1">
            <text:p><text:a xlink:href="python://convert_date(get_ngaynhan_lc(o.id))" xlink:type="simple">get_ngaynhan_lc</text:a></text:p>
          </table:table-cell>
          <table:covered-table-cell table:style-name="ce39"/>
          <table:table-cell table:style-name="ce18" table:number-columns-repeated="3"/>
          <table:table-cell table:style-name="ce63"/>
          <table:table-cell table:number-columns-repeated="1015"/>
        </table:table-row>
        <table:table-row table:style-name="ro17">
          <table:table-cell table:style-name="ce18" table:number-columns-repeated="8"/>
          <table:table-cell table:style-name="ce63"/>
          <table:table-cell table:number-columns-repeated="1015"/>
        </table:table-row>
        <table:table-row table:style-name="ro9">
          <table:table-cell table:style-name="ce18" office:value-type="string">
            <text:p>* DP</text:p>
          </table:table-cell>
          <table:table-cell table:style-name="ce39" office:value-type="string">
            <text:p><text:a xlink:href="python://if%20test=%22o.dk_thanhtoan_id.loai=='dp'%22" xlink:type="simple">if</text:a> <text:s/>X <text:s/><text:a xlink:href="python:///if" xlink:type="simple">/if</text:a></text:p>
          </table:table-cell>
          <table:table-cell table:style-name="ce18" table:number-columns-repeated="6"/>
          <table:table-cell table:style-name="ce63"/>
          <table:table-cell table:number-columns-repeated="1015"/>
        </table:table-row>
        <table:table-row table:style-name="ro9">
          <table:table-cell table:style-name="ce18"/>
          <table:table-cell table:style-name="ce40"/>
          <table:table-cell table:style-name="ce18" table:number-columns-repeated="6"/>
          <table:table-cell table:style-name="ce63"/>
          <table:table-cell table:number-columns-repeated="1015"/>
        </table:table-row>
        <table:table-row table:style-name="ro9">
          <table:table-cell table:style-name="ce12" office:value-type="string">
            <text:p>2.2. Giao hàng</text:p>
          </table:table-cell>
          <table:table-cell table:style-name="ce18" table:number-columns-repeated="7"/>
          <table:table-cell table:style-name="ce63"/>
          <table:table-cell table:number-columns-repeated="1015"/>
        </table:table-row>
        <table:table-row table:style-name="ro9">
          <table:table-cell table:style-name="ce14" office:value-type="string" table:number-columns-spanned="9" table:number-rows-spanned="1">
            <text:p><text:a xlink:href="python://for%20each=%22line%20in%20get_giaohang(o.id)%22" xlink:type="simple">for</text:a></text:p>
          </table:table-cell>
          <table:covered-table-cell table:number-columns-repeated="7" table:style-name="ce18"/>
          <table:covered-table-cell table:style-name="ce63"/>
          <table:table-cell table:number-columns-repeated="1015"/>
        </table:table-row>
        <table:table-row table:style-name="ro9">
          <table:table-cell table:style-name="ce19"/>
          <table:table-cell table:style-name="ce18" table:number-columns-repeated="7"/>
          <table:table-cell table:style-name="ce63"/>
          <table:table-cell table:number-columns-repeated="1015"/>
        </table:table-row>
        <table:table-row table:style-name="ro9">
          <table:table-cell table:style-name="ce13" office:value-type="string">
            <text:p>Nguồn hàng</text:p>
          </table:table-cell>
          <table:table-cell table:style-name="ce41" office:value-type="string">
            <text:p><text:a xlink:href="python://get_delivery_order(line['picking_id'])['nguon_hang']" xlink:type="simple">nguon_hang</text:a></text:p>
          </table:table-cell>
          <table:table-cell table:style-name="ce18"/>
          <table:table-cell table:style-name="ce13" office:value-type="string">
            <text:p>Phụ trách giao hàng</text:p>
          </table:table-cell>
          <table:table-cell table:style-name="ce18"/>
          <table:table-cell table:style-name="ce41" office:value-type="string">
            <text:p><text:a xlink:href="python://get_delivery_order(line['picking_id'])['pt_giaohang']" xlink:type="simple">pt_giaohang</text:a></text:p>
          </table:table-cell>
          <table:table-cell table:style-name="ce18" table:number-columns-repeated="2"/>
          <table:table-cell table:style-name="ce63"/>
          <table:table-cell table:number-columns-repeated="1015"/>
        </table:table-row>
        <table:table-row table:style-name="ro9">
          <table:table-cell table:style-name="ce13" office:value-type="string">
            <text:p>Ngày giao</text:p>
          </table:table-cell>
          <table:table-cell table:style-name="ce41" office:value-type="string">
            <text:p><text:a xlink:href="python://convert_date(get_delivery_order(line['picking_id'])['ngay_xuat_kho'])" xlink:type="simple">ngay_xuat_kho</text:a></text:p>
          </table:table-cell>
          <table:table-cell table:style-name="ce59"/>
          <table:table-cell table:style-name="ce13" office:value-type="string">
            <text:p>Cảng đến</text:p>
          </table:table-cell>
          <table:table-cell table:style-name="ce18"/>
          <table:table-cell table:style-name="ce41" office:value-type="string">
            <text:p><text:a xlink:href="python://get_cang_den(line['draft_bl_id'])" xlink:type="simple">get_cang_den</text:a></text:p>
          </table:table-cell>
          <table:table-cell table:style-name="ce18" table:number-columns-repeated="2"/>
          <table:table-cell table:style-name="ce63"/>
          <table:table-cell table:number-columns-repeated="1015"/>
        </table:table-row>
        <table:table-row table:style-name="ro9">
          <table:table-cell table:style-name="ce13" office:value-type="string">
            <text:p>ETD</text:p>
          </table:table-cell>
          <table:table-cell table:style-name="ce42" office:value-type="string">
            <text:p><text:span text:style-name="T2"><text:a xlink:href="python://convert_date(line['etd_date'])" xlink:type="simple">etd_date</text:a></text:span></text:p>
          </table:table-cell>
          <table:table-cell table:style-name="ce59"/>
          <table:table-cell table:style-name="ce13" office:value-type="string">
            <text:p>Giá cước</text:p>
          </table:table-cell>
          <table:table-cell table:style-name="ce18"/>
          <table:table-cell table:style-name="ce82" office:value-type="string">
            <text:p><text:span text:style-name="T2"><text:a xlink:href="python://line['cuoc_tau']" xlink:type="simple">cuoc_tau</text:a></text:span></text:p>
          </table:table-cell>
          <table:table-cell table:style-name="ce18" table:number-columns-repeated="2"/>
          <table:table-cell table:style-name="ce63"/>
          <table:table-cell table:number-columns-repeated="1015"/>
        </table:table-row>
        <table:table-row table:style-name="ro18">
          <table:table-cell table:style-name="ce13" office:value-type="string">
            <text:p>ETA</text:p>
          </table:table-cell>
          <table:table-cell table:style-name="ce42" office:value-type="string">
            <text:p><text:span text:style-name="T2"><text:a xlink:href="python://convert_date(line['eta_date'])" xlink:type="simple">eta_date</text:a></text:span></text:p>
          </table:table-cell>
          <table:table-cell table:style-name="ce18" table:number-columns-repeated="3"/>
          <table:table-cell table:style-name="ce59"/>
          <table:table-cell table:style-name="ce18" table:number-columns-repeated="2"/>
          <table:table-cell table:style-name="ce63"/>
          <table:table-cell table:number-columns-repeated="1015"/>
        </table:table-row>
        <table:table-row table:style-name="ro18">
          <table:table-cell table:style-name="ce14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43"/>
          <table:covered-table-cell table:number-columns-repeated="4" table:style-name="ce60"/>
          <table:covered-table-cell table:number-columns-repeated="2" table:style-name="ce18"/>
          <table:covered-table-cell table:style-name="ce63"/>
          <table:table-cell table:number-columns-repeated="1015"/>
        </table:table-row>
        <table:table-row table:style-name="ro18">
          <table:table-cell table:style-name="ce20"/>
          <table:table-cell table:style-name="ce44"/>
          <table:table-cell table:style-name="ce59" table:number-columns-repeated="4"/>
          <table:table-cell table:style-name="ce18" table:number-columns-repeated="2"/>
          <table:table-cell table:style-name="ce63"/>
          <table:table-cell table:number-columns-repeated="1015"/>
        </table:table-row>
        <table:table-row table:style-name="ro18">
          <table:table-cell table:style-name="ce21" office:value-type="string">
            <text:p>2.3. Chứng từ</text:p>
          </table:table-cell>
          <table:table-cell table:style-name="ce44"/>
          <table:table-cell table:style-name="ce59" table:number-columns-repeated="4"/>
          <table:table-cell table:style-name="ce18" table:number-columns-repeated="2"/>
          <table:table-cell table:style-name="ce63"/>
          <table:table-cell table:number-columns-repeated="1015"/>
        </table:table-row>
        <table:table-row table:style-name="ro18">
          <table:table-cell table:style-name="ce19" office:value-type="string">
            <text:p>Phụ trách chứng từ</text:p>
          </table:table-cell>
          <table:table-cell table:style-name="ce44"/>
          <table:table-cell table:style-name="ce59" table:number-columns-repeated="4"/>
          <table:table-cell table:style-name="ce18" table:number-columns-repeated="2"/>
          <table:table-cell table:style-name="ce63"/>
          <table:table-cell table:number-columns-repeated="1015"/>
        </table:table-row>
        <table:table-row table:style-name="ro18">
          <table:table-cell table:style-name="ce19" office:value-type="string">
            <text:p>Ngày gửi chứng từ</text:p>
          </table:table-cell>
          <table:table-cell table:style-name="ce44"/>
          <table:table-cell table:style-name="ce59" table:number-columns-repeated="4"/>
          <table:table-cell table:style-name="ce18" table:number-columns-repeated="2"/>
          <table:table-cell table:style-name="ce63"/>
          <table:table-cell table:number-columns-repeated="1015"/>
        </table:table-row>
        <table:table-row table:style-name="ro18">
          <table:table-cell table:style-name="ce19" office:value-type="string">
            <text:p>Số chuyển phát nhanh</text:p>
          </table:table-cell>
          <table:table-cell table:style-name="ce44"/>
          <table:table-cell table:style-name="ce59" table:number-columns-repeated="4"/>
          <table:table-cell table:style-name="ce18" table:number-columns-repeated="2"/>
          <table:table-cell table:style-name="ce63"/>
          <table:table-cell table:number-columns-repeated="1015"/>
        </table:table-row>
        <table:table-row table:style-name="ro9">
          <table:table-cell table:style-name="ce22" office:value-type="string">
            <text:p>Ghi chú:</text:p>
          </table:table-cell>
          <table:table-cell table:style-name="ce13" table:number-columns-repeated="7"/>
          <table:table-cell table:number-columns-repeated="1016"/>
        </table:table-row>
        <table:table-row table:style-name="ro9">
          <table:table-cell table:style-name="ce13" table:number-columns-repeated="2"/>
          <table:table-cell table:number-columns-repeated="1022"/>
        </table:table-row>
        <table:table-row table:style-name="ro9">
          <table:table-cell table:style-name="ce23"/>
          <table:table-cell table:style-name="ce45"/>
          <table:table-cell table:style-name="ce61" table:number-columns-repeated="6"/>
          <table:table-cell table:style-name="ce99"/>
          <table:table-cell table:number-columns-repeated="1015"/>
        </table:table-row>
        <table:table-row table:style-name="ro9" table:number-rows-repeated="2">
          <table:table-cell table:style-name="ce24"/>
          <table:table-cell table:style-name="ce46"/>
          <table:table-cell table:style-name="ce62" table:number-columns-repeated="6"/>
          <table:table-cell table:style-name="ce100"/>
          <table:table-cell table:number-columns-repeated="1015"/>
        </table:table-row>
        <table:table-row table:style-name="ro3">
          <table:table-cell table:style-name="ce24"/>
          <table:table-cell table:style-name="ce46"/>
          <table:table-cell table:style-name="ce62" table:number-columns-repeated="6"/>
          <table:table-cell table:style-name="ce100"/>
          <table:table-cell table:number-columns-repeated="1015"/>
        </table:table-row>
        <table:table-row table:style-name="ro13">
          <table:table-cell table:style-name="ce25"/>
          <table:table-cell table:style-name="ce46"/>
          <table:table-cell table:style-name="ce62" table:number-columns-repeated="6"/>
          <table:table-cell table:style-name="ce100"/>
          <table:table-cell table:number-columns-repeated="1015"/>
        </table:table-row>
        <table:table-row table:style-name="ro13" table:number-rows-repeated="3">
          <table:table-cell table:style-name="ce24"/>
          <table:table-cell table:style-name="ce46"/>
          <table:table-cell table:style-name="ce62" table:number-columns-repeated="6"/>
          <table:table-cell table:style-name="ce100"/>
          <table:table-cell table:number-columns-repeated="1015"/>
        </table:table-row>
        <table:table-row table:style-name="ro17">
          <table:table-cell table:style-name="ce24"/>
          <table:table-cell table:style-name="ce46" table:number-columns-repeated="7"/>
          <table:table-cell table:style-name="ce100"/>
          <table:table-cell table:number-columns-repeated="1015"/>
        </table:table-row>
        <table:table-row table:style-name="ro13">
          <table:table-cell table:style-name="ce26"/>
          <table:table-cell table:style-name="ce47" table:number-columns-repeated="7"/>
          <table:table-cell table:style-name="ce96"/>
          <table:table-cell table:number-columns-repeated="1015"/>
        </table:table-row>
        <table:table-row table:style-name="ro13">
          <table:table-cell table:style-name="ce13" table:number-columns-repeated="8"/>
          <table:table-cell table:number-columns-repeated="1016"/>
        </table:table-row>
        <table:table-row table:style-name="ro13">
          <table:table-cell table:style-name="ce13" table:number-columns-repeated="6"/>
          <table:table-cell table:style-name="ce13" office:value-type="string">
            <text:p>HCM</text:p>
          </table:table-cell>
          <table:table-cell table:style-name="ce94" table:formula="of:=[.B5]" office:value-type="string" office:string-value="tu_ngay">
            <text:p>tu_ngay</text:p>
          </table:table-cell>
          <table:table-cell table:number-columns-repeated="1016"/>
        </table:table-row>
        <table:table-row table:style-name="ro13">
          <table:table-cell table:style-name="ce13" table:number-columns-repeated="6"/>
          <table:table-cell table:style-name="ce88" office:value-type="string" table:number-columns-spanned="2" table:number-rows-spanned="1">
            <text:p>GIÁM ĐỐC</text:p>
          </table:table-cell>
          <table:covered-table-cell table:style-name="ce95"/>
          <table:table-cell table:number-columns-repeated="1016"/>
        </table:table-row>
        <table:table-row table:style-name="ro13" table:number-rows-repeated="2">
          <table:table-cell table:style-name="ce13" table:number-columns-repeated="8"/>
          <table:table-cell table:number-columns-repeated="1016"/>
        </table:table-row>
        <table:table-row table:style-name="ro19">
          <table:table-cell table:style-name="ce13" table:number-columns-repeated="8"/>
          <table:table-cell table:number-columns-repeated="1016"/>
        </table:table-row>
        <table:table-row table:style-name="ro13" table:number-rows-repeated="2">
          <table:table-cell table:style-name="ce13" table:number-columns-repeated="8"/>
          <table:table-cell table:number-columns-repeated="1016"/>
        </table:table-row>
        <table:table-row table:style-name="ro13">
          <table:table-cell table:style-name="ce13" table:number-columns-repeated="6"/>
          <table:table-cell table:style-name="ce88" office:value-type="string" table:number-columns-spanned="2" table:number-rows-spanned="1">
            <text:p>VŨ ANH PHONG</text:p>
          </table:table-cell>
          <table:covered-table-cell table:style-name="ce95"/>
          <table:table-cell table:number-columns-repeated="1016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" svg:font-family="VNI-Times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USD </number:text>
      <number:number number:decimal-places="2" number:min-integer-digits="1" number:grouping="true"/>
    </number:number-style>
    <number:date-style style:name="N149P0" style:volatile="true">
      <number:day/>
      <number:text>-</number:text>
      <number:month number:textual="true"/>
      <number:text>-</number:text>
      <number:year/>
    </number:date-style>
    <number:text-style style:name="N149">
      <number:text-content/>
      <style:map style:condition="value()&gt;=0" style:apply-style-name="N149P0"/>
    </number:text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39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39" number:language="en" number:country="US">
      <number:text-content/>
      <style:map style:condition="value()&gt;=0" style:apply-style-name="N5139P0"/>
    </number:text-style>
    <style:style style:name="Default" style:family="table-cell">
      <style:table-cell-properties fo:padding="0.028in" style:rotation-align="none"/>
      <style:text-properties style:font-name="VNI-Times" fo:font-size="12pt" style:font-name-asian="WenQuanYi Micro Hei" style:font-size-asian="12pt" style:font-name-complex="VNI-Time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5in" fo:margin-bottom="0.3201in" fo:margin-left="0.75in" fo:margin-right="0.1in" style:first-page-number="continue" style:scale-to="100%" style:writing-mode="lr-tb"/>
      <style:header-style>
        <style:header-footer-properties fo:min-height="0.2953in" fo:margin-left="0in" fo:margin-right="0.648in" fo:margin-bottom="0in"/>
      </style:header-style>
      <style:footer-style>
        <style:header-footer-properties svg:height="0in" fo:margin-left="0in" fo:margin-right="0.6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VNI-Times" fo:font-size="11pt" fo:font-style="normal" fo:text-shadow="none" style:text-underline-style="none" fo:font-weight="normal" style:font-size-asian="11pt" style:font-style-asian="normal" style:font-weight-asian="normal" style:font-name-complex="VNI-Times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te" style:display-name="PageStyle_Note" style:page-layout-name="Mpm3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VIRUCO_BM-7.5/3c-BH1-01/2015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5-01-31T13:42:28</meta:creation-date>
    <dc:creator>TrongNguyen </dc:creator>
    <dc:date>2015-11-17T14:27:14</dc:date>
    <meta:generator>LibreOffice/3.5$Linux_x86 LibreOffice_project/350m1$Build-2</meta:generator>
    <meta:editing-duration>PT4H29M37S</meta:editing-duration>
    <meta:editing-cycles>84</meta:editing-cycles>
    <meta:document-statistic meta:table-count="1" meta:cell-count="83" meta:object-count="0"/>
  </office:meta>
</office:document-meta>
</file>